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Ze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5196" calcext:value-type="float">
            <text:p>0.005196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010246" calcext:value-type="float">
            <text:p>0.010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33" calcext:value-type="float">
            <text:p>0.00003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0334" calcext:value-type="float">
            <text:p>0.00033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13216" calcext:value-type="float">
            <text:p>0.013216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0.008686" calcext:value-type="float">
            <text:p>0.00868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62386" calcext:value-type="float">
            <text:p>0.062386</text:p>
          </table:table-cell>
          <table:table-cell office:value-type="float" office:value="0.032585" calcext:value-type="float">
            <text:p>0.032585</text:p>
          </table:table-cell>
          <table:table-cell office:value-type="float" office:value="0.026124" calcext:value-type="float">
            <text:p>0.026124</text:p>
          </table:table-cell>
          <table:table-cell office:value-type="float" office:value="0.01721" calcext:value-type="float">
            <text:p>0.01721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187715" calcext:value-type="float">
            <text:p>0.187715</text:p>
          </table:table-cell>
          <table:table-cell office:value-type="float" office:value="0.100648" calcext:value-type="float">
            <text:p>0.100648</text:p>
          </table:table-cell>
          <table:table-cell office:value-type="float" office:value="0.115271" calcext:value-type="float">
            <text:p>0.115271</text:p>
          </table:table-cell>
          <table:table-cell office:value-type="float" office:value="0.055533" calcext:value-type="float">
            <text:p>0.055533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1.335043" calcext:value-type="float">
            <text:p>1.335043</text:p>
          </table:table-cell>
          <table:table-cell office:value-type="float" office:value="0.510255" calcext:value-type="float">
            <text:p>0.510255</text:p>
          </table:table-cell>
          <table:table-cell office:value-type="float" office:value="0.434716" calcext:value-type="float">
            <text:p>0.434716</text:p>
          </table:table-cell>
          <table:table-cell office:value-type="float" office:value="0.278116" calcext:value-type="float">
            <text:p>0.278116</text:p>
          </table:table-cell>
        </table:table-row>
      </table:table>
      <table:table table:name="Assemb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842" calcext:value-type="float">
            <text:p>0.0018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602" calcext:value-type="float">
            <text:p>0.00060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16062" calcext:value-type="float">
            <text:p>0.016062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.020323" calcext:value-type="float">
            <text:p>0.020323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0.028417" calcext:value-type="float">
            <text:p>0.028417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053064" calcext:value-type="float">
            <text:p>0.053064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6478" calcext:value-type="float">
            <text:p>0.06478</text:p>
          </table:table-cell>
        </table:table-row>
      </table:table>
      <table:table table:name="Dirichl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87" calcext:value-type="float">
            <text:p>0.000587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1411" calcext:value-type="float">
            <text:p>0.001411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9478" calcext:value-type="float">
            <text:p>0.009478</text:p>
          </table:table-cell>
          <table:table-cell office:value-type="float" office:value="0.004924" calcext:value-type="float">
            <text:p>0.004924</text:p>
          </table:table-cell>
        </table:table-row>
      </table:table>
      <table:table table:name="Gau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096" calcext:value-type="float">
            <text:p>0.0000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0.000739" calcext:value-type="float">
            <text:p>0.0007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5817" calcext:value-type="float">
            <text:p>0.015817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10579" calcext:value-type="float">
            <text:p>0.010579</text:p>
          </table:table-cell>
          <table:table-cell office:value-type="float" office:value="0.01123" calcext:value-type="float">
            <text:p>0.011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30275" calcext:value-type="float">
            <text:p>0.630275</text:p>
          </table:table-cell>
          <table:table-cell office:value-type="float" office:value="0.309024" calcext:value-type="float">
            <text:p>0.309024</text:p>
          </table:table-cell>
          <table:table-cell office:value-type="float" office:value="0.209555" calcext:value-type="float">
            <text:p>0.209555</text:p>
          </table:table-cell>
          <table:table-cell office:value-type="float" office:value="0.116902" calcext:value-type="float">
            <text:p>0.11690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0.413426" calcext:value-type="float">
            <text:p>40.413426</text:p>
          </table:table-cell>
          <table:table-cell office:value-type="float" office:value="19.283026" calcext:value-type="float">
            <text:p>19.283026</text:p>
          </table:table-cell>
          <table:table-cell office:value-type="float" office:value="11.97183" calcext:value-type="float">
            <text:p>11.97183</text:p>
          </table:table-cell>
          <table:table-cell office:value-type="float" office:value="6.636739" calcext:value-type="float">
            <text:p>6.63673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61.381916" calcext:value-type="float">
            <text:p>161.381916</text:p>
          </table:table-cell>
          <table:table-cell office:value-type="float" office:value="76.948164" calcext:value-type="float">
            <text:p>76.948164</text:p>
          </table:table-cell>
          <table:table-cell office:value-type="float" office:value="47.403249" calcext:value-type="float">
            <text:p>47.403249</text:p>
          </table:table-cell>
          <table:table-cell office:value-type="float" office:value="24.503626" calcext:value-type="float">
            <text:p>24.50362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890.467981" calcext:value-type="float">
            <text:p>890.467981</text:p>
          </table:table-cell>
          <table:table-cell office:value-type="float" office:value="427.581916" calcext:value-type="float">
            <text:p>427.581916</text:p>
          </table:table-cell>
          <table:table-cell office:value-type="float" office:value="259.603595" calcext:value-type="float">
            <text:p>259.603595</text:p>
          </table:table-cell>
          <table:table-cell office:value-type="float" office:value="141.665447" calcext:value-type="float">
            <text:p>141.665447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10079.206121" calcext:value-type="float">
            <text:p>10079.206121</text:p>
          </table:table-cell>
          <table:table-cell office:value-type="float" office:value="6045.163729" calcext:value-type="float">
            <text:p>6045.163729</text:p>
          </table:table-cell>
          <table:table-cell office:value-type="float" office:value="2939.631746" calcext:value-type="float">
            <text:p>2939.631746</text:p>
          </table:table-cell>
          <table:table-cell office:value-type="float" office:value="2003.69768" calcext:value-type="float">
            <text:p>2003.69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22:43:19.21390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437e4abdf9e72fd0a6e6f8697a0e659bc77f9b10</meta:generator>
    <dc:date>2016-02-12T22:45:42.664890331</dc:date>
    <meta:editing-duration>PT12M48S</meta:editing-duration>
    <meta:editing-cycles>3</meta:editing-cycles>
    <meta:document-statistic meta:table-count="4" meta:cell-count="220" meta:object-count="0"/>
  </office:meta>
</office:document-meta>
</file>